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667cm" svg:x="2.143cm" svg:y="6.842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905cm" svg:x="3.159cm" svg:y="3.54cm">
          <text:p text:style-name="P1"><text:span text:style-name="T1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48cm" svg:y1="6.842cm" svg:x2="4.556cm" svg:y2="5.445cm">
          <text:p/>
        </draw:line>
        <draw:custom-shape draw:style-name="gr1" draw:text-style-name="P1" draw:layer="layout" svg:width="4.445cm" svg:height="2.159cm" svg:x="4.556cm" svg:y="16.494cm">
          <text:p text:style-name="P1">Faceboo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0.652cm" svg:y="13.192cm">
          <text:p text:style-name="P1">GooglePl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651cm" svg:x="11.922cm" svg:y="7.858cm">
          <text:p text:style-name="P1">Twitt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4cm" svg:height="2.54cm" svg:x="1.635cm" svg:y="19.415cm">
          <text:p text:style-name="P1"><text:span text:style-name="T1">faceboo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2.54cm" svg:x="6.461cm" svg:y="20.304cm">
          <text:p text:style-name="P1">session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26cm" svg:height="2.413cm" svg:x="11.033cm" svg:y="17.256cm">
          <text:p text:style-name="P1">session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937cm" svg:height="2.794cm" svg:x="16.367cm" svg:y="14.716cm">
          <text:p text:style-name="P1"><text:span text:style-name="T1">googlePlu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02cm" svg:height="2.032cm" svg:x="13.446cm" svg:y="4.683cm">
          <text:p text:style-name="P1"><text:span text:style-name="T1">twitt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2.667cm" svg:x="15.478cm" svg:y="9.382cm">
          <text:p text:style-name="P1">sessionTok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29cm" svg:y1="19.542cm" svg:x2="5.318cm" svg:y2="18.653cm">
          <text:p/>
        </draw:line>
        <draw:line draw:style-name="gr2" draw:text-style-name="P1" draw:layer="layout" svg:x1="7.858cm" svg:y1="20.431cm" svg:x2="7.731cm" svg:y2="18.653cm">
          <text:p/>
        </draw:line>
        <draw:line draw:style-name="gr2" draw:text-style-name="P1" draw:layer="layout" svg:x1="11.922cm" svg:y1="17.51cm" svg:x2="12.049cm" svg:y2="15.351cm">
          <text:p/>
        </draw:line>
        <draw:line draw:style-name="gr2" draw:text-style-name="P1" draw:layer="layout" svg:x1="16.748cm" svg:y1="15.224cm" svg:x2="15.605cm" svg:y2="14.97cm">
          <text:p/>
        </draw:line>
        <draw:line draw:style-name="gr2" draw:text-style-name="P1" draw:layer="layout" svg:x1="15.478cm" svg:y1="10.906cm" svg:x2="14.716cm" svg:y2="9.509cm">
          <text:p/>
        </draw:line>
        <draw:line draw:style-name="gr2" draw:text-style-name="P1" draw:layer="layout" svg:x1="14.716cm" svg:y1="6.715cm" svg:x2="14.589cm" svg:y2="7.858cm">
          <text:p/>
        </draw:line>
        <draw:custom-shape draw:style-name="gr1" draw:text-style-name="P1" draw:layer="layout" svg:width="2.413cm" svg:height="2.413cm" svg:x="2.905cm" svg:y="12.764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13cm" svg:height="2.413cm" svg:x="7.096cm" svg:y="10.525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13cm" svg:height="2.54cm" svg:x="8.493cm" svg:y="6.715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175cm" svg:y1="15.097cm" svg:x2="4.81cm" svg:y2="16.494cm">
          <text:p/>
        </draw:line>
        <draw:line draw:style-name="gr2" draw:text-style-name="P1" draw:layer="layout" svg:x1="9.509cm" svg:y1="11.795cm" svg:x2="10.652cm" svg:y2="13.192cm">
          <text:p/>
        </draw:line>
        <draw:line draw:style-name="gr2" draw:text-style-name="P1" draw:layer="layout" svg:x1="10.779cm" svg:y1="8.112cm" svg:x2="11.922cm" svg:y2="8.366cm">
          <text:p/>
        </draw:line>
        <draw:line draw:style-name="gr3" draw:text-style-name="P1" draw:layer="layout" svg:x1="4.175cm" svg:y1="12.811cm" svg:x2="4.302cm" svg:y2="9.509cm">
          <text:p/>
        </draw:line>
        <draw:line draw:style-name="gr3" draw:text-style-name="P1" draw:layer="layout" svg:x1="7.096cm" svg:y1="11.795cm" svg:x2="6.461cm" svg:y2="9.509cm">
          <text:p/>
        </draw:line>
        <draw:line draw:style-name="gr3" draw:text-style-name="P1" draw:layer="layout" svg:x1="8.493cm" svg:y1="8.112cm" svg:x2="6.969cm" svg:y2="8.747cm">
          <text:p/>
        </draw:line>
        <draw:frame draw:style-name="gr4" draw:text-style-name="P1" draw:layer="layout" svg:width="16.764cm" svg:height="4.517cm" svg:x="3.794cm" svg:y="22.463cm">
          <draw:text-box>
            <text:p text:style-name="P1"><text:span text:style-name="T1">Relational Model</text:span></text:p>
            <text:p text:style-name="P1"/>
            <text:p text:style-name="P1"><text:s/>Users(<text:span text:style-name="T1">userId</text:span>)</text:p>
            <text:p text:style-name="P1">Facebook(<text:span text:style-name="T1">facebookId</text:span>, userId, sessionToken)</text:p>
            <text:p text:style-name="P1">GooglePlus(<text:span text:style-name="T1">googlePlusId</text:span>, userId, sessionToken)</text:p>
            <text:p text:style-name="P1">Twitter(<text:span text:style-name="T1">twitterId</text:span>, userId, sessionToke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9T16:00:22.622514000</meta:creation-date>
    <dc:date>2014-03-19T16:26:28.208429000</dc:date>
    <meta:editing-duration>PT5M56S</meta:editing-duration>
    <meta:editing-cycles>4</meta:editing-cycles>
    <meta:generator>LibreOffice/4.2.2.1$MacOSX_X86_64 LibreOffice_project/3be8cda0bddd8e430d8cda1ebfd581265cca5a0f</meta:generator>
    <meta:document-statistic meta:object-count="28"/>
  </office:meta>
</office:document-meta>
</file>